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1b37a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215f24" fo:background-color="transparent" loext:char-shading-value="0" style:font-weight-asian="bold" style:font-weight-complex="bold"/>
    </style:style>
    <style:style style:name="T14" style:family="text">
      <style:text-properties fo:font-weight="bold" officeooo:rsid="0021c74e" fo:background-color="transparent" loext:char-shading-value="0" style:font-weight-asian="bold" style:font-weight-complex="bold"/>
    </style:style>
    <style:style style:name="T15" style:family="text">
      <style:text-properties fo:font-weight="bold" officeooo:rsid="00231850" fo:background-color="transparent" loext:char-shading-value="0" style:font-weight-asian="bold" style:font-weight-complex="bold"/>
    </style:style>
    <style:style style:name="T16" style:family="text">
      <style:text-properties fo:font-weight="bold" officeooo:rsid="0023c944" fo:background-color="transparent" loext:char-shading-value="0" style:font-weight-asian="bold" style:font-weight-complex="bold"/>
    </style:style>
    <style:style style:name="T17" style:family="text">
      <style:text-properties fo:font-weight="bold" officeooo:rsid="0030820d" fo:background-color="transparent" loext:char-shading-value="0" style:font-weight-asian="bold" style:font-weight-complex="bold"/>
    </style:style>
    <style:style style:name="T18" style:family="text">
      <style:text-properties fo:font-weight="bold" officeooo:rsid="004044b3" fo:background-color="transparent" loext:char-shading-value="0" style:font-weight-asian="bold" style:font-weight-complex="bold"/>
    </style:style>
    <style:style style:name="T19" style:family="text">
      <style:text-properties fo:font-weight="bold" officeooo:rsid="004044b3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0000" loext:char-shading-value="0" style:font-weight-asian="bold" style:font-weight-complex="bold"/>
    </style:style>
    <style:style style:name="T22" style:family="text">
      <style:text-properties fo:font-weight="bold" officeooo:rsid="004044b3" fo:background-color="#ff0000" loext:char-shading-value="0" style:font-weight-asian="bold" style:font-weight-complex="bold"/>
    </style:style>
    <style:style style:name="T23" style:family="text">
      <style:text-properties fo:font-weight="bold" officeooo:rsid="004044b3" fo:background-color="#ff0000" loext:char-shading-value="0" style:font-weight-asian="bold" style:font-weight-complex="bold"/>
    </style:style>
    <style:style style:name="T24" style:family="text">
      <style:text-properties fo:font-weight="bold" fo:background-color="#ff0000" loext:char-shading-value="0" style:font-weight-asian="bold" style:font-weight-complex="bold"/>
    </style:style>
    <style:style style:name="T25" style:family="text">
      <style:text-properties officeooo:rsid="001fe094"/>
    </style:style>
    <style:style style:name="T26" style:family="text">
      <style:text-properties officeooo:rsid="00215f24"/>
    </style:style>
    <style:style style:name="T27" style:family="text">
      <style:text-properties officeooo:rsid="00231850"/>
    </style:style>
    <style:style style:name="T28" style:family="text">
      <style:text-properties officeooo:rsid="0023c944"/>
    </style:style>
    <style:style style:name="T29" style:family="text">
      <style:text-properties officeooo:rsid="00261bc4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29024f"/>
    </style:style>
    <style:style style:name="T33" style:family="text">
      <style:text-properties officeooo:rsid="00293b7b"/>
    </style:style>
    <style:style style:name="T34" style:family="text">
      <style:text-properties officeooo:rsid="0031755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43ba6" style:font-weight-asian="normal" style:font-weight-complex="normal"/>
    </style:style>
    <style:style style:name="T37" style:family="text">
      <style:text-properties fo:font-weight="normal" officeooo:rsid="0033ecfe" style:font-weight-asian="normal" style:font-weight-complex="normal"/>
    </style:style>
    <style:style style:name="T38" style:family="text">
      <style:text-properties fo:font-weight="normal" officeooo:rsid="0038a590" style:font-weight-asian="normal" style:font-weight-complex="normal"/>
    </style:style>
    <style:style style:name="T39" style:family="text">
      <style:text-properties officeooo:rsid="00343ba6"/>
    </style:style>
    <style:style style:name="T40" style:family="text">
      <style:text-properties officeooo:rsid="0038a590"/>
    </style:style>
    <style:style style:name="T41" style:family="text">
      <style:text-properties fo:background-color="#ff0000" loext:char-shading-value="0"/>
    </style:style>
    <style:style style:name="T42" style:family="text">
      <style:text-properties fo:background-color="#ff0000" loext:char-shading-value="0"/>
    </style:style>
    <style:style style:name="T43" style:family="text">
      <style:text-properties officeooo:rsid="0041b3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ogicaAlgoritmoJavaScript</text:p>
      <text:p text:style-name="P21"><text:span text:style-name="T2">$</text:span><text:span text:style-name="T1">npm install readline-sync</text:span> →<text:span text:style-name="T32"> para o terminal aceitar input no node.js</text:span></text:p>
      <text:p text:style-name="P17">COMANDOS DE ENTRADA/SAÍDA E VARIÁVEIS</text:p>
      <text:p text:style-name="P9"><text:span text:style-name="T1">ex001 </text:span><text:span text:style-name="T35">→ MENSAGEM: Desenvolva um programa que pergunte qual pe o nome do usuário e no final mostre uma mensagem com o nome do usuário que foi digitado. Use o comando de entra e saída “console.log”.</text:span></text:p>
      <text:p text:style-name="P9"><text:span text:style-name="T1">ex002 </text:span><text:span text:style-name="T35">→ SOMA: Desenvola um programa que solicite ao usuário digitar dois números e no final apresente o resultado da soma entre os dois números.</text:span></text:p>
      <text:p text:style-name="P9"><text:span text:style-name="T1">ex003</text:span><text:span text:style-name="T35"> → MEDIA: Desenvola um programa que solicite ao usuário digitar dois números e no final apresente o resultado da média entre os dois números.</text:span></text:p>
      <text:p text:style-name="P17">OPERADORES LÓGICOS</text:p>
      <text:p text:style-name="P9"><text:span text:style-name="T1">ex004 </text:span><text:span text:style-name="T35">→ TESTE DOS TRIANGULOS: Desenvolva um programa que solicite ao usuário digitar o valor de três lados de uma forma geométrica. </text:span><text:span text:style-name="T36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8"><text:span text:style-name="T39">E</text:span>XERCÍCIOS DA <text:s/>CREUZA</text:p>
      <text:p text:style-name="P10"><text:span text:style-name="T1">ex005</text:span><text:span text:style-name="T35"> → IDADE DE CREUZA: Creuza está fazendo aniversário, mas não sabe quantas velas colocar no bolo. Ela sabe apenas o ano do seu nascimento. Ajude Creuza a solucionar este problema.</text:span></text:p>
      <text:p text:style-name="P10"><text:span text:style-name="T1">ex006 </text:span><text:span text:style-name="T35">→ DÓLARES DA CREUZA: Creuza vai viajar para os Estados Unidos e quer saber quanto vai levar em dólares. Ajude ela a descobrir quanto vai levar.</text:span></text:p>
      <text:p text:style-name="P11"><text:span text:style-name="T1">ex007 </text:span><text:span text:style-name="T35">→ </text:span><text:span text:style-name="T37">TEMPERATURA DA CREUZA: </text:span><text:span text:style-name="T35">Creuza chegou nos EUA olhou para o termômetro e viu 100 graus Fahrenheit, mas ela quer saber quanto é esta temperatura em Graus Celsius. Ajude Creuza.</text:span></text:p>
      <text:p text:style-name="P11"><text:span text:style-name="T1">ex008 </text:span><text:span text:style-name="T35">→ IMPOSTO DA CREUZA: Creuza Comprou muita muamba e quer saber quanto vai pagar de imposto.</text:span></text:p>
      <text:p text:style-name="P11"><text:span text:style-name="T6">ex009 </text:span><text:span text:style-name="T38">→ </text:span><text:span text:style-name="T35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19">ESTRUTURAS CONDICIONAIS <text:span text:style-name="T40">SIMPLES</text:span></text:p>
      <text:p text:style-name="P12"/>
      <text:p text:style-name="P13"/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5">ESTRUTURAS DE REPETIÇÃO - “<text:span text:style-name="T29">do”</text:span></text:p>
      <text:p text:style-name="P1"><text:span text:style-name="T1">ex029 </text:span>→ MINHA TABUADA: Desenvol<text:span text:style-name="T33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33">v</text:span>a um programa <text:span text:style-name="T25">que receba até cinco números e no final mostre quantos números negativos foram digitados. </text:span>Use o laço de repetição “do”.</text:p>
      <text:p text:style-name="P2"><text:soft-page-break/><text:span text:style-name="T12">ex03</text:span><text:span text:style-name="T13">1</text:span><text:span text:style-name="T12"> </text:span>→ FATORIAL: Desenvol<text:span text:style-name="T33">v</text:span>a um programa <text:span text:style-name="T26">em que o usuário digite um número e o programa mostre o fatorial desse número. </text:span>Use o laço de repetição “do”.</text:p>
      <text:p text:style-name="P3"><text:span text:style-name="T12">ex03</text:span><text:span text:style-name="T14">2</text:span><text:span text:style-name="T12"> </text:span><text:span text:style-name="T30">→ </text:span>FATORIAL REPETICAO: Desenvol<text:span text:style-name="T33">v</text:span>a um programa <text:span text:style-name="T26">em que o usuário digite um número e o programa mostre o fatorial desse número e no final pergunte se o usuário quer repetir a operação. </text:span>Use o laço de repetição “do”.</text:p>
      <text:p text:style-name="P3"><text:span text:style-name="T12">ex03</text:span><text:span text:style-name="T14">3</text:span><text:span text:style-name="T12"> </text:span><text:span text:style-name="T30">→</text:span> NUMERO PRIMO: Desenvol<text:span text:style-name="T33">v</text:span>a um programa <text:span text:style-name="T26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2">ex03</text:span><text:span text:style-name="T14">4</text:span><text:span text:style-name="T1"> </text:span>→ SUPER CONTADOR: Desenvol<text:span text:style-name="T33">v</text:span>a um programa <text:span text:style-name="T26">em que o usuário escolha em um menu se quer contar de 0 a 10 ou de 10 a 0. </text:span>Use o laço de repetição “do”.</text:p>
      <text:p text:style-name="P5"><text:span text:style-name="T12">ex03</text:span><text:span text:style-name="T15">5</text:span><text:span text:style-name="T1"> </text:span>→ ESCOLHENDO PESSOAS: Desenvol<text:span text:style-name="T33">v</text:span>a um programa <text:span text:style-name="T26">em que realize o cadastro de homens e mulheres, suas idades e a cor da pele. No final mostre total de homens com mais de 18 anos e cabelos castanhos e o t</text:span>otal de mulheres entre 25 e 30 <text:span text:style-name="T27">anos</text:span> e cabelos loiros. <text:span text:style-name="T28">Menu da cor da pele: </text:span>Preto, Castanho, Loiro <text:span text:style-name="T28">e </text:span>Ruivo. Use o laço de repetição “do”.</text:p>
      <text:p text:style-name="P14">ESTRUTURAS DE REPETIÇÃO “<text:span text:style-name="T29">for”</text:span></text:p>
      <text:p text:style-name="P5"><text:span text:style-name="T12">ex03</text:span><text:span text:style-name="T16">6</text:span><text:span text:style-name="T1"> </text:span>→ CONTAR 1 ATE 10 PARA: Desenvol<text:span text:style-name="T33">v</text:span>a um programa <text:span text:style-name="T26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33">v</text:span>a um programa <text:span text:style-name="T26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33">v</text:span>a um programa <text:span text:style-name="T26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33">v</text:span>a um programa <text:span text:style-name="T26">em que o usuário digite até 6 valores e no final o programa apresente o total de valores entre 0 e 10; e a</text:span> soma d<text:span text:style-name="T34">esses</text:span> valores <text:span text:style-name="T34">entre 0 e 10 que forem</text:span> impares. <text:span text:style-name="T26">Use a estrutura de repetiçao “for”.</text:span></text:p>
      <text:p text:style-name="P8"><text:span text:style-name="T12">ex0</text:span><text:span text:style-name="T17">40</text:span><text:span text:style-name="T1"> </text:span>→ COMBINACOES: Desenvol<text:span text:style-name="T33">v</text:span>a um programa <text:span text:style-name="T26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33">v</text:span>a um programa <text:span text:style-name="T26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34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16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oft-page-break/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16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pan text:style-name="T1">ex0</text:span><text:span text:style-name="T9">46</text:span> → <text:span text:style-name="T30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30">FATORIAL FUNÇÃO</text:span>: Elabore um programa o qual o usuário digite um número e o programa tenha uma função que retorne o fatorial do número digitado pelo usuário.</text:p>
      <text:p text:style-name="P8"><text:span text:style-name="T24">ex0</text:span><text:span text:style-name="T23">48</text:span><text:span text:style-name="T42"> → SEQUÊNCIA DE FIBONACCI FUNÇÃO</text:span><text:span text:style-name="T31">:</text:span> Crie um programa que o usuário digite dois valores e o programa tenha uma função que retorne os valores seguintes da sequência de Fibonacci.</text:p>
      <text:p text:style-name="P8"><text:span text:style-name="T1">ex0</text:span><text:span text:style-name="T11">49</text:span><text:span text:style-name="T1"> </text:span>→ ANALISADOR DE STRINGS: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/text:p>
      <text:p text:style-name="P8">VETORES – VARIÁVEIS COMPOSTAS</text:p>
      <text:p text:style-name="P8">ex059 →TESTE VETOR: Desenvolva um programa em que o usuário digite seis valores e o programa apresente os seis vetores. Use variáveis compostas (vetores).</text:p>
      <text:p text:style-name="P8">ex060 → VALORES PARES VETORES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<text:soft-page-break/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13T16:12:19.036916092</dc:date>
    <meta:editing-duration>PT13H22M57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4" meta:paragraph-count="62" meta:word-count="2018" meta:character-count="11551" meta:non-whitespace-character-count="9591"/>
  </office:meta>
</office:document-meta>
</file>